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1.82mm" svg:height="185.14mm" svg:x="129.53mm" svg:y="13.55mm">
            <loext:p draw:notify-on-update-of-ranges="Feuille1.C2:Feuille1.C102 Feuille1.D2:Feuille1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 * 3.14159265359" office:value-type="float" office:value="0" calcext:value-type="float">
            <text:p>0</text:p>
          </table:table-cell>
          <table:table-cell table:formula="of:=[.A2]-0.5" office:value-type="float" office:value="-0.5" calcext:value-type="float">
            <text:p>-0,5</text:p>
          </table:table-cell>
          <table:table-cell table:formula="of:=(1-SIN([.B2] ))/COS([.B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A3] * 3.14159265359" office:value-type="float" office:value="0.0314159265359" calcext:value-type="float">
            <text:p>0,0314159265</text:p>
          </table:table-cell>
          <table:table-cell table:formula="of:=[.A3]-0.5" office:value-type="float" office:value="-0.49" calcext:value-type="float">
            <text:p>-0,49</text:p>
          </table:table-cell>
          <table:table-cell table:formula="of:=(1-SIN([.B3] ))/COS([.B3])" office:value-type="float" office:value="0.969067417193791" calcext:value-type="float">
            <text:p>0,9690674172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A4] * 3.14159265359" office:value-type="float" office:value="0.0628318530718" calcext:value-type="float">
            <text:p>0,0628318531</text:p>
          </table:table-cell>
          <table:table-cell table:formula="of:=[.A4]-0.5" office:value-type="float" office:value="-0.48" calcext:value-type="float">
            <text:p>-0,48</text:p>
          </table:table-cell>
          <table:table-cell table:formula="of:=(1-SIN([.B4] ))/COS([.B4])" office:value-type="float" office:value="0.939062505817489" calcext:value-type="float">
            <text:p>0,9390625058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A5] * 3.14159265359" office:value-type="float" office:value="0.0942477796077" calcext:value-type="float">
            <text:p>0,0942477796</text:p>
          </table:table-cell>
          <table:table-cell table:formula="of:=[.A5]-0.5" office:value-type="float" office:value="-0.47" calcext:value-type="float">
            <text:p>-0,47</text:p>
          </table:table-cell>
          <table:table-cell table:formula="of:=(1-SIN([.B5] ))/COS([.B5])" office:value-type="float" office:value="0.909929988177732" calcext:value-type="float">
            <text:p>0,9099299882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6] * 3.14159265359" office:value-type="float" office:value="0.1256637061436" calcext:value-type="float">
            <text:p>0,1256637061</text:p>
          </table:table-cell>
          <table:table-cell table:formula="of:=[.A6]-0.5" office:value-type="float" office:value="-0.46" calcext:value-type="float">
            <text:p>-0,46</text:p>
          </table:table-cell>
          <table:table-cell table:formula="of:=(1-SIN([.B6] ))/COS([.B6])" office:value-type="float" office:value="0.881618592363182" calcext:value-type="float">
            <text:p>0,881618592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A7] * 3.14159265359" office:value-type="float" office:value="0.1570796326795" calcext:value-type="float">
            <text:p>0,1570796327</text:p>
          </table:table-cell>
          <table:table-cell table:formula="of:=[.A7]-0.5" office:value-type="float" office:value="-0.45" calcext:value-type="float">
            <text:p>-0,45</text:p>
          </table:table-cell>
          <table:table-cell table:formula="of:=(1-SIN([.B7] ))/COS([.B7])" office:value-type="float" office:value="0.854080685463458" calcext:value-type="float">
            <text:p>0,8540806855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8] * 3.14159265359" office:value-type="float" office:value="0.1884955592154" calcext:value-type="float">
            <text:p>0,1884955592</text:p>
          </table:table-cell>
          <table:table-cell table:formula="of:=[.A8]-0.5" office:value-type="float" office:value="-0.44" calcext:value-type="float">
            <text:p>-0,44</text:p>
          </table:table-cell>
          <table:table-cell table:formula="of:=(1-SIN([.B8] ))/COS([.B8])" office:value-type="float" office:value="0.827271945972465" calcext:value-type="float">
            <text:p>0,82727194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A9] * 3.14159265359" office:value-type="float" office:value="0.2199114857513" calcext:value-type="float">
            <text:p>0,2199114858</text:p>
          </table:table-cell>
          <table:table-cell table:formula="of:=[.A9]-0.5" office:value-type="float" office:value="-0.43" calcext:value-type="float">
            <text:p>-0,43</text:p>
          </table:table-cell>
          <table:table-cell table:formula="of:=(1-SIN([.B9] ))/COS([.B9])" office:value-type="float" office:value="0.801151070558739" calcext:value-type="float">
            <text:p>0,80115107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A10] * 3.14159265359" office:value-type="float" office:value="0.2513274122872" calcext:value-type="float">
            <text:p>0,2513274123</text:p>
          </table:table-cell>
          <table:table-cell table:formula="of:=[.A10]-0.5" office:value-type="float" office:value="-0.42" calcext:value-type="float">
            <text:p>-0,42</text:p>
          </table:table-cell>
          <table:table-cell table:formula="of:=(1-SIN([.B10] ))/COS([.B10])" office:value-type="float" office:value="0.7756795110496" calcext:value-type="float">
            <text:p>0,775679511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A11] * 3.14159265359" office:value-type="float" office:value="0.2827433388231" calcext:value-type="float">
            <text:p>0,2827433388</text:p>
          </table:table-cell>
          <table:table-cell table:formula="of:=[.A11]-0.5" office:value-type="float" office:value="-0.41" calcext:value-type="float">
            <text:p>-0,41</text:p>
          </table:table-cell>
          <table:table-cell table:formula="of:=(1-SIN([.B11] ))/COS([.B11])" office:value-type="float" office:value="0.75082123803875" calcext:value-type="float">
            <text:p>0,75082123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12] * 3.14159265359" office:value-type="float" office:value="0.314159265359" calcext:value-type="float">
            <text:p>0,3141592654</text:p>
          </table:table-cell>
          <table:table-cell table:formula="of:=[.A12]-0.5" office:value-type="float" office:value="-0.4" calcext:value-type="float">
            <text:p>-0,4</text:p>
          </table:table-cell>
          <table:table-cell table:formula="of:=(1-SIN([.B12] ))/COS([.B12])" office:value-type="float" office:value="0.726542528005345" calcext:value-type="float">
            <text:p>0,726542528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A13] * 3.14159265359" office:value-type="float" office:value="0.3455751918949" calcext:value-type="float">
            <text:p>0,3455751919</text:p>
          </table:table-cell>
          <table:table-cell table:formula="of:=[.A13]-0.5" office:value-type="float" office:value="-0.39" calcext:value-type="float">
            <text:p>-0,39</text:p>
          </table:table-cell>
          <table:table-cell table:formula="of:=(1-SIN([.B13] ))/COS([.B13])" office:value-type="float" office:value="0.70281177124034" calcext:value-type="float">
            <text:p>0,7028117712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14] * 3.14159265359" office:value-type="float" office:value="0.3769911184308" calcext:value-type="float">
            <text:p>0,3769911184</text:p>
          </table:table-cell>
          <table:table-cell table:formula="of:=[.A14]-0.5" office:value-type="float" office:value="-0.38" calcext:value-type="float">
            <text:p>-0,38</text:p>
          </table:table-cell>
          <table:table-cell table:formula="of:=(1-SIN([.B14] ))/COS([.B14])" office:value-type="float" office:value="0.679599298224508" calcext:value-type="float">
            <text:p>0,6795992982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A15] * 3.14159265359" office:value-type="float" office:value="0.4084070449667" calcext:value-type="float">
            <text:p>0,408407045</text:p>
          </table:table-cell>
          <table:table-cell table:formula="of:=[.A15]-0.5" office:value-type="float" office:value="-0.37" calcext:value-type="float">
            <text:p>-0,37</text:p>
          </table:table-cell>
          <table:table-cell table:formula="of:=(1-SIN([.B15] ))/COS([.B15])" office:value-type="float" office:value="0.65687722240126" calcext:value-type="float">
            <text:p>0,6568772224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A16] * 3.14159265359" office:value-type="float" office:value="0.4398229715026" calcext:value-type="float">
            <text:p>0,4398229715</text:p>
          </table:table-cell>
          <table:table-cell table:formula="of:=[.A16]-0.5" office:value-type="float" office:value="-0.36" calcext:value-type="float">
            <text:p>-0,36</text:p>
          </table:table-cell>
          <table:table-cell table:formula="of:=(1-SIN([.B16] ))/COS([.B16])" office:value-type="float" office:value="0.634619297544128" calcext:value-type="float">
            <text:p>0,634619297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A17] * 3.14159265359" office:value-type="float" office:value="0.4712388980385" calcext:value-type="float">
            <text:p>0,471238898</text:p>
          </table:table-cell>
          <table:table-cell table:formula="of:=[.A17]-0.5" office:value-type="float" office:value="-0.35" calcext:value-type="float">
            <text:p>-0,35</text:p>
          </table:table-cell>
          <table:table-cell table:formula="of:=(1-SIN([.B17] ))/COS([.B17])" office:value-type="float" office:value="0.612800788139911" calcext:value-type="float">
            <text:p>0,6128007881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A18] * 3.14159265359" office:value-type="float" office:value="0.5026548245744" calcext:value-type="float">
            <text:p>0,5026548246</text:p>
          </table:table-cell>
          <table:table-cell table:formula="of:=[.A18]-0.5" office:value-type="float" office:value="-0.34" calcext:value-type="float">
            <text:p>-0,34</text:p>
          </table:table-cell>
          <table:table-cell table:formula="of:=(1-SIN([.B18] ))/COS([.B18])" office:value-type="float" office:value="0.591398351399449" calcext:value-type="float">
            <text:p>0,5913983514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A19] * 3.14159265359" office:value-type="float" office:value="0.5340707511103" calcext:value-type="float">
            <text:p>0,5340707511</text:p>
          </table:table-cell>
          <table:table-cell table:formula="of:=[.A19]-0.5" office:value-type="float" office:value="-0.33" calcext:value-type="float">
            <text:p>-0,33</text:p>
          </table:table-cell>
          <table:table-cell table:formula="of:=(1-SIN([.B19] ))/COS([.B19])" office:value-type="float" office:value="0.570389929673272" calcext:value-type="float">
            <text:p>0,5703899297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A20] * 3.14159265359" office:value-type="float" office:value="0.5654866776462" calcext:value-type="float">
            <text:p>0,5654866776</text:p>
          </table:table-cell>
          <table:table-cell table:formula="of:=[.A20]-0.5" office:value-type="float" office:value="-0.32" calcext:value-type="float">
            <text:p>-0,32</text:p>
          </table:table-cell>
          <table:table-cell table:formula="of:=(1-SIN([.B20] ))/COS([.B20])" office:value-type="float" office:value="0.549754652192746" calcext:value-type="float">
            <text:p>0,549754652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A21] * 3.14159265359" office:value-type="float" office:value="0.5969026041821" calcext:value-type="float">
            <text:p>0,5969026042</text:p>
          </table:table-cell>
          <table:table-cell table:formula="of:=[.A21]-0.5" office:value-type="float" office:value="-0.31" calcext:value-type="float">
            <text:p>-0,31</text:p>
          </table:table-cell>
          <table:table-cell table:formula="of:=(1-SIN([.B21] ))/COS([.B21])" office:value-type="float" office:value="0.529472745181989" calcext:value-type="float">
            <text:p>0,529472745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22] * 3.14159265359" office:value-type="float" office:value="0.628318530718" calcext:value-type="float">
            <text:p>0,6283185307</text:p>
          </table:table-cell>
          <table:table-cell table:formula="of:=[.A22]-0.5" office:value-type="float" office:value="-0.3" calcext:value-type="float">
            <text:p>-0,3</text:p>
          </table:table-cell>
          <table:table-cell table:formula="of:=(1-SIN([.B22] ))/COS([.B22])" office:value-type="float" office:value="0.509525449494403" calcext:value-type="float">
            <text:p>0,5095254495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A23] * 3.14159265359" office:value-type="float" office:value="0.6597344572539" calcext:value-type="float">
            <text:p>0,6597344573</text:p>
          </table:table-cell>
          <table:table-cell table:formula="of:=[.A23]-0.5" office:value-type="float" office:value="-0.29" calcext:value-type="float">
            <text:p>-0,29</text:p>
          </table:table-cell>
          <table:table-cell table:formula="of:=(1-SIN([.B23] ))/COS([.B23])" office:value-type="float" office:value="0.48989494502245" calcext:value-type="float">
            <text:p>0,489894945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A24] * 3.14159265359" office:value-type="float" office:value="0.6911503837898" calcext:value-type="float">
            <text:p>0,6911503838</text:p>
          </table:table-cell>
          <table:table-cell table:formula="of:=[.A24]-0.5" office:value-type="float" office:value="-0.28" calcext:value-type="float">
            <text:p>-0,28</text:p>
          </table:table-cell>
          <table:table-cell table:formula="of:=(1-SIN([.B24] ))/COS([.B24])" office:value-type="float" office:value="0.470564281212224" calcext:value-type="float">
            <text:p>0,470564281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formula="of:=[.A25] * 3.14159265359" office:value-type="float" office:value="0.7225663103257" calcext:value-type="float">
            <text:p>0,7225663103</text:p>
          </table:table-cell>
          <table:table-cell table:formula="of:=[.A25]-0.5" office:value-type="float" office:value="-0.27" calcext:value-type="float">
            <text:p>-0,27</text:p>
          </table:table-cell>
          <table:table-cell table:formula="of:=(1-SIN([.B25] ))/COS([.B25])" office:value-type="float" office:value="0.451517313086955" calcext:value-type="float">
            <text:p>0,451517313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26] * 3.14159265359" office:value-type="float" office:value="0.7539822368616" calcext:value-type="float">
            <text:p>0,7539822369</text:p>
          </table:table-cell>
          <table:table-cell table:formula="of:=[.A26]-0.5" office:value-type="float" office:value="-0.26" calcext:value-type="float">
            <text:p>-0,26</text:p>
          </table:table-cell>
          <table:table-cell table:formula="of:=(1-SIN([.B26] ))/COS([.B26])" office:value-type="float" office:value="0.432738642247396" calcext:value-type="float">
            <text:p>0,432738642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A27] * 3.14159265359" office:value-type="float" office:value="0.7853981633975" calcext:value-type="float">
            <text:p>0,7853981634</text:p>
          </table:table-cell>
          <table:table-cell table:formula="of:=[.A27]-0.5" office:value-type="float" office:value="-0.25" calcext:value-type="float">
            <text:p>-0,25</text:p>
          </table:table-cell>
          <table:table-cell table:formula="of:=(1-SIN([.B27] ))/COS([.B27])" office:value-type="float" office:value="0.414213562373065" calcext:value-type="float">
            <text:p>0,4142135624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A28] * 3.14159265359" office:value-type="float" office:value="0.8168140899334" calcext:value-type="float">
            <text:p>0,8168140899</text:p>
          </table:table-cell>
          <table:table-cell table:formula="of:=[.A28]-0.5" office:value-type="float" office:value="-0.24" calcext:value-type="float">
            <text:p>-0,24</text:p>
          </table:table-cell>
          <table:table-cell table:formula="of:=(1-SIN([.B28] ))/COS([.B28])" office:value-type="float" office:value="0.39592800879769" calcext:value-type="float">
            <text:p>0,3959280088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formula="of:=[.A29] * 3.14159265359" office:value-type="float" office:value="0.8482300164693" calcext:value-type="float">
            <text:p>0,8482300165</text:p>
          </table:table-cell>
          <table:table-cell table:formula="of:=[.A29]-0.5" office:value-type="float" office:value="-0.23" calcext:value-type="float">
            <text:p>-0,23</text:p>
          </table:table-cell>
          <table:table-cell table:formula="of:=(1-SIN([.B29] ))/COS([.B29])" office:value-type="float" office:value="0.377868511775789" calcext:value-type="float">
            <text:p>0,3778685118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A30] * 3.14159265359" office:value-type="float" office:value="0.8796459430052" calcext:value-type="float">
            <text:p>0,879645943</text:p>
          </table:table-cell>
          <table:table-cell table:formula="of:=[.A30]-0.5" office:value-type="float" office:value="-0.22" calcext:value-type="float">
            <text:p>-0,22</text:p>
          </table:table-cell>
          <table:table-cell table:formula="of:=(1-SIN([.B30] ))/COS([.B30])" office:value-type="float" office:value="0.360022153095724" calcext:value-type="float">
            <text:p>0,3600221531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[.A31] * 3.14159265359" office:value-type="float" office:value="0.9110618695411" calcext:value-type="float">
            <text:p>0,9110618695</text:p>
          </table:table-cell>
          <table:table-cell table:formula="of:=[.A31]-0.5" office:value-type="float" office:value="-0.21" calcext:value-type="float">
            <text:p>-0,21</text:p>
          </table:table-cell>
          <table:table-cell table:formula="of:=(1-SIN([.B31] ))/COS([.B31])" office:value-type="float" office:value="0.34237652572865" calcext:value-type="float">
            <text:p>0,342376525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A32] * 3.14159265359" office:value-type="float" office:value="0.942477796077" calcext:value-type="float">
            <text:p>0,9424777961</text:p>
          </table:table-cell>
          <table:table-cell table:formula="of:=[.A32]-0.5" office:value-type="float" office:value="-0.2" calcext:value-type="float">
            <text:p>-0,2</text:p>
          </table:table-cell>
          <table:table-cell table:formula="of:=(1-SIN([.B32] ))/COS([.B32])" office:value-type="float" office:value="0.324919696232872" calcext:value-type="float">
            <text:p>0,3249196962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[.A33] * 3.14159265359" office:value-type="float" office:value="0.9738937226129" calcext:value-type="float">
            <text:p>0,9738937226</text:p>
          </table:table-cell>
          <table:table-cell table:formula="of:=[.A33]-0.5" office:value-type="float" office:value="-0.19" calcext:value-type="float">
            <text:p>-0,19</text:p>
          </table:table-cell>
          <table:table-cell table:formula="of:=(1-SIN([.B33] ))/COS([.B33])" office:value-type="float" office:value="0.307640169659863" calcext:value-type="float">
            <text:p>0,307640169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A34] * 3.14159265359" office:value-type="float" office:value="1.0053096491488" calcext:value-type="float">
            <text:p>1,0053096491</text:p>
          </table:table-cell>
          <table:table-cell table:formula="of:=[.A34]-0.5" office:value-type="float" office:value="-0.18" calcext:value-type="float">
            <text:p>-0,18</text:p>
          </table:table-cell>
          <table:table-cell table:formula="of:=(1-SIN([.B34] ))/COS([.B34])" office:value-type="float" office:value="0.29052685673188" calcext:value-type="float">
            <text:p>0,290526856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[.A35] * 3.14159265359" office:value-type="float" office:value="1.0367255756847" calcext:value-type="float">
            <text:p>1,0367255757</text:p>
          </table:table-cell>
          <table:table-cell table:formula="of:=[.A35]-0.5" office:value-type="float" office:value="-0.17" calcext:value-type="float">
            <text:p>-0,17</text:p>
          </table:table-cell>
          <table:table-cell table:formula="of:=(1-SIN([.B35] ))/COS([.B35])" office:value-type="float" office:value="0.273569043082201" calcext:value-type="float">
            <text:p>0,2735690431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6] * 3.14159265359" office:value-type="float" office:value="1.0681415022206" calcext:value-type="float">
            <text:p>1,0681415022</text:p>
          </table:table-cell>
          <table:table-cell table:formula="of:=[.A36]-0.5" office:value-type="float" office:value="-0.16" calcext:value-type="float">
            <text:p>-0,16</text:p>
          </table:table-cell>
          <table:table-cell table:formula="of:=(1-SIN([.B36] ))/COS([.B36])" office:value-type="float" office:value="0.256756360367689" calcext:value-type="float">
            <text:p>0,256756360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A37] * 3.14159265359" office:value-type="float" office:value="1.0995574287565" calcext:value-type="float">
            <text:p>1,0995574288</text:p>
          </table:table-cell>
          <table:table-cell table:formula="of:=[.A37]-0.5" office:value-type="float" office:value="-0.15" calcext:value-type="float">
            <text:p>-0,15</text:p>
          </table:table-cell>
          <table:table-cell table:formula="of:=(1-SIN([.B37] ))/COS([.B37])" office:value-type="float" office:value="0.240078759080078" calcext:value-type="float">
            <text:p>0,2400787591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A38] * 3.14159265359" office:value-type="float" office:value="1.1309733552924" calcext:value-type="float">
            <text:p>1,1309733553</text:p>
          </table:table-cell>
          <table:table-cell table:formula="of:=[.A38]-0.5" office:value-type="float" office:value="-0.14" calcext:value-type="float">
            <text:p>-0,14</text:p>
          </table:table-cell>
          <table:table-cell table:formula="of:=(1-SIN([.B38] ))/COS([.B38])" office:value-type="float" office:value="0.22352648289711" calcext:value-type="float">
            <text:p>0,2235264829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9] * 3.14159265359" office:value-type="float" office:value="1.1623892818283" calcext:value-type="float">
            <text:p>1,1623892818</text:p>
          </table:table-cell>
          <table:table-cell table:formula="of:=[.A39]-0.5" office:value-type="float" office:value="-0.13" calcext:value-type="float">
            <text:p>-0,13</text:p>
          </table:table-cell>
          <table:table-cell table:formula="of:=(1-SIN([.B39] ))/COS([.B39])" office:value-type="float" office:value="0.207090044427899" calcext:value-type="float">
            <text:p>0,2070900444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A40] * 3.14159265359" office:value-type="float" office:value="1.1938052083642" calcext:value-type="float">
            <text:p>1,1938052084</text:p>
          </table:table-cell>
          <table:table-cell table:formula="of:=[.A40]-0.5" office:value-type="float" office:value="-0.12" calcext:value-type="float">
            <text:p>-0,12</text:p>
          </table:table-cell>
          <table:table-cell table:formula="of:=(1-SIN([.B40] ))/COS([.B40])" office:value-type="float" office:value="0.190760202218526" calcext:value-type="float">
            <text:p>0,190760202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[.A41] * 3.14159265359" office:value-type="float" office:value="1.2252211349001" calcext:value-type="float">
            <text:p>1,2252211349</text:p>
          </table:table-cell>
          <table:table-cell table:formula="of:=[.A41]-0.5" office:value-type="float" office:value="-0.11" calcext:value-type="float">
            <text:p>-0,11</text:p>
          </table:table-cell>
          <table:table-cell table:formula="of:=(1-SIN([.B41] ))/COS([.B41])" office:value-type="float" office:value="0.174527938894324" calcext:value-type="float">
            <text:p>0,174527938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42] * 3.14159265359" office:value-type="float" office:value="1.256637061436" calcext:value-type="float">
            <text:p>1,2566370614</text:p>
          </table:table-cell>
          <table:table-cell table:formula="of:=[.A42]-0.5" office:value-type="float" office:value="-0.1" calcext:value-type="float">
            <text:p>-0,1</text:p>
          </table:table-cell>
          <table:table-cell table:formula="of:=(1-SIN([.B42] ))/COS([.B42])" office:value-type="float" office:value="0.158384440324494" calcext:value-type="float">
            <text:p>0,1583844403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formula="of:=[.A43] * 3.14159265359" office:value-type="float" office:value="1.2880529879719" calcext:value-type="float">
            <text:p>1,288052988</text:p>
          </table:table-cell>
          <table:table-cell table:formula="of:=[.A43]-0.5" office:value-type="float" office:value="-0.09" calcext:value-type="float">
            <text:p>-0,09</text:p>
          </table:table-cell>
          <table:table-cell table:formula="of:=(1-SIN([.B43] ))/COS([.B43])" office:value-type="float" office:value="0.1423210757029" calcext:value-type="float">
            <text:p>0,1423210757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44] * 3.14159265359" office:value-type="float" office:value="1.3194689145078" calcext:value-type="float">
            <text:p>1,3194689145</text:p>
          </table:table-cell>
          <table:table-cell table:formula="of:=[.A44]-0.5" office:value-type="float" office:value="-0.08" calcext:value-type="float">
            <text:p>-0,08</text:p>
          </table:table-cell>
          <table:table-cell table:formula="of:=(1-SIN([.B44] ))/COS([.B44])" office:value-type="float" office:value="0.126329378446064" calcext:value-type="float">
            <text:p>0,1263293784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[.A45] * 3.14159265359" office:value-type="float" office:value="1.3508848410437" calcext:value-type="float">
            <text:p>1,350884841</text:p>
          </table:table-cell>
          <table:table-cell table:formula="of:=[.A45]-0.5" office:value-type="float" office:value="-0.07" calcext:value-type="float">
            <text:p>-0,07</text:p>
          </table:table-cell>
          <table:table-cell table:formula="of:=(1-SIN([.B45] ))/COS([.B45])" office:value-type="float" office:value="0.110401027815774" calcext:value-type="float">
            <text:p>0,1104010278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46] * 3.14159265359" office:value-type="float" office:value="1.3823007675796" calcext:value-type="float">
            <text:p>1,3823007676</text:p>
          </table:table-cell>
          <table:table-cell table:formula="of:=[.A46]-0.5" office:value-type="float" office:value="-0.06" calcext:value-type="float">
            <text:p>-0,06</text:p>
          </table:table-cell>
          <table:table-cell table:formula="of:=(1-SIN([.B46] ))/COS([.B46])" office:value-type="float" office:value="0.0945278311792363" calcext:value-type="float">
            <text:p>0,094527831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47] * 3.14159265359" office:value-type="float" office:value="1.4137166941155" calcext:value-type="float">
            <text:p>1,4137166941</text:p>
          </table:table-cell>
          <table:table-cell table:formula="of:=[.A47]-0.5" office:value-type="float" office:value="-0.05" calcext:value-type="float">
            <text:p>-0,05</text:p>
          </table:table-cell>
          <table:table-cell table:formula="of:=(1-SIN([.B47] ))/COS([.B47])" office:value-type="float" office:value="0.0787017068245715" calcext:value-type="float">
            <text:p>0,0787017068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A48] * 3.14159265359" office:value-type="float" office:value="1.4451326206514" calcext:value-type="float">
            <text:p>1,4451326207</text:p>
          </table:table-cell>
          <table:table-cell table:formula="of:=[.A48]-0.5" office:value-type="float" office:value="-0.04" calcext:value-type="float">
            <text:p>-0,04</text:p>
          </table:table-cell>
          <table:table-cell table:formula="of:=(1-SIN([.B48] ))/COS([.B48])" office:value-type="float" office:value="0.062914667253602" calcext:value-type="float">
            <text:p>0,062914667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[.A49] * 3.14159265359" office:value-type="float" office:value="1.4765485471873" calcext:value-type="float">
            <text:p>1,4765485472</text:p>
          </table:table-cell>
          <table:table-cell table:formula="of:=[.A49]-0.5" office:value-type="float" office:value="-0.03" calcext:value-type="float">
            <text:p>-0,03</text:p>
          </table:table-cell>
          <table:table-cell table:formula="of:=(1-SIN([.B49] ))/COS([.B49])" office:value-type="float" office:value="0.0471588028774313" calcext:value-type="float">
            <text:p>0,0471588029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50] * 3.14159265359" office:value-type="float" office:value="1.5079644737232" calcext:value-type="float">
            <text:p>1,5079644737</text:p>
          </table:table-cell>
          <table:table-cell table:formula="of:=[.A50]-0.5" office:value-type="float" office:value="-0.02" calcext:value-type="float">
            <text:p>-0,02</text:p>
          </table:table-cell>
          <table:table-cell table:formula="of:=(1-SIN([.B50] ))/COS([.B50])" office:value-type="float" office:value="0.0314262660433018" calcext:value-type="float">
            <text:p>0,03142626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[.A51] * 3.14159265359" office:value-type="float" office:value="1.5393804002591" calcext:value-type="float">
            <text:p>1,5393804003</text:p>
          </table:table-cell>
          <table:table-cell table:formula="of:=[.A51]-0.5" office:value-type="float" office:value="-0.01" calcext:value-type="float">
            <text:p>-0,01</text:p>
          </table:table-cell>
          <table:table-cell table:formula="of:=(1-SIN([.B51] ))/COS([.B51])" office:value-type="float" office:value="0.0157092553236153" calcext:value-type="float">
            <text:p>0,015709255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52] * 3.14159265359" office:value-type="float" office:value="1.570796326795" calcext:value-type="float">
            <text:p>1,5707963268</text:p>
          </table:table-cell>
          <table:table-cell table:formula="of:=[.A52]-0.5" office:value-type="float" office:value="0" calcext:value-type="float">
            <text:p>0</text:p>
          </table:table-cell>
          <table:table-cell table:formula="of:=(1-SIN([.B52] ))/COS([.B5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53] * 3.14159265359" office:value-type="float" office:value="1.6022122533309" calcext:value-type="float">
            <text:p>1,6022122533</text:p>
          </table:table-cell>
          <table:table-cell table:formula="of:=[.A53]-0.5" office:value-type="float" office:value="0.01" calcext:value-type="float">
            <text:p>0,01</text:p>
          </table:table-cell>
          <table:table-cell table:formula="of:=(1-SIN([.B53] ))/COS([.B53])" office:value-type="float" office:value="-0.0157092553237169" calcext:value-type="float">
            <text:p>-0,01570925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54] * 3.14159265359" office:value-type="float" office:value="1.6336281798668" calcext:value-type="float">
            <text:p>1,6336281799</text:p>
          </table:table-cell>
          <table:table-cell table:formula="of:=[.A54]-0.5" office:value-type="float" office:value="0.02" calcext:value-type="float">
            <text:p>0,02</text:p>
          </table:table-cell>
          <table:table-cell table:formula="of:=(1-SIN([.B54] ))/COS([.B54])" office:value-type="float" office:value="-0.0314262660434054" calcext:value-type="float">
            <text:p>-0,03142626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55] * 3.14159265359" office:value-type="float" office:value="1.6650441064027" calcext:value-type="float">
            <text:p>1,6650441064</text:p>
          </table:table-cell>
          <table:table-cell table:formula="of:=[.A55]-0.5" office:value-type="float" office:value="0.03" calcext:value-type="float">
            <text:p>0,03</text:p>
          </table:table-cell>
          <table:table-cell table:formula="of:=(1-SIN([.B55] ))/COS([.B55])" office:value-type="float" office:value="-0.0471588028775356" calcext:value-type="float">
            <text:p>-0,0471588029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A56] * 3.14159265359" office:value-type="float" office:value="1.6964600329386" calcext:value-type="float">
            <text:p>1,6964600329</text:p>
          </table:table-cell>
          <table:table-cell table:formula="of:=[.A56]-0.5" office:value-type="float" office:value="0.04" calcext:value-type="float">
            <text:p>0,04</text:p>
          </table:table-cell>
          <table:table-cell table:formula="of:=(1-SIN([.B56] ))/COS([.B56])" office:value-type="float" office:value="-0.0629146672537062" calcext:value-type="float">
            <text:p>-0,062914667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A57] * 3.14159265359" office:value-type="float" office:value="1.7278759594745" calcext:value-type="float">
            <text:p>1,7278759595</text:p>
          </table:table-cell>
          <table:table-cell table:formula="of:=[.A57]-0.5" office:value-type="float" office:value="0.05" calcext:value-type="float">
            <text:p>0,05</text:p>
          </table:table-cell>
          <table:table-cell table:formula="of:=(1-SIN([.B57] ))/COS([.B57])" office:value-type="float" office:value="-0.0787017068246759" calcext:value-type="float">
            <text:p>-0,0787017068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58] * 3.14159265359" office:value-type="float" office:value="1.7592918860104" calcext:value-type="float">
            <text:p>1,759291886</text:p>
          </table:table-cell>
          <table:table-cell table:formula="of:=[.A58]-0.5" office:value-type="float" office:value="0.0600000000000001" calcext:value-type="float">
            <text:p>0,06</text:p>
          </table:table-cell>
          <table:table-cell table:formula="of:=(1-SIN([.B58] ))/COS([.B58])" office:value-type="float" office:value="-0.0945278311793406" calcext:value-type="float">
            <text:p>-0,0945278312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59] * 3.14159265359" office:value-type="float" office:value="1.7907078125463" calcext:value-type="float">
            <text:p>1,7907078125</text:p>
          </table:table-cell>
          <table:table-cell table:formula="of:=[.A59]-0.5" office:value-type="float" office:value="0.0700000000000001" calcext:value-type="float">
            <text:p>0,07</text:p>
          </table:table-cell>
          <table:table-cell table:formula="of:=(1-SIN([.B59] ))/COS([.B59])" office:value-type="float" office:value="-0.110401027815879" calcext:value-type="float">
            <text:p>-0,1104010278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A60] * 3.14159265359" office:value-type="float" office:value="1.8221237390822" calcext:value-type="float">
            <text:p>1,8221237391</text:p>
          </table:table-cell>
          <table:table-cell table:formula="of:=[.A60]-0.5" office:value-type="float" office:value="0.08" calcext:value-type="float">
            <text:p>0,08</text:p>
          </table:table-cell>
          <table:table-cell table:formula="of:=(1-SIN([.B60] ))/COS([.B60])" office:value-type="float" office:value="-0.126329378446169" calcext:value-type="float">
            <text:p>-0,1263293784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formula="of:=[.A61] * 3.14159265359" office:value-type="float" office:value="1.8535396656181" calcext:value-type="float">
            <text:p>1,8535396656</text:p>
          </table:table-cell>
          <table:table-cell table:formula="of:=[.A61]-0.5" office:value-type="float" office:value="0.09" calcext:value-type="float">
            <text:p>0,09</text:p>
          </table:table-cell>
          <table:table-cell table:formula="of:=(1-SIN([.B61] ))/COS([.B61])" office:value-type="float" office:value="-0.142321075703005" calcext:value-type="float">
            <text:p>-0,142321075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62] * 3.14159265359" office:value-type="float" office:value="1.884955592154" calcext:value-type="float">
            <text:p>1,8849555922</text:p>
          </table:table-cell>
          <table:table-cell table:formula="of:=[.A62]-0.5" office:value-type="float" office:value="0.1" calcext:value-type="float">
            <text:p>0,1</text:p>
          </table:table-cell>
          <table:table-cell table:formula="of:=(1-SIN([.B62] ))/COS([.B62])" office:value-type="float" office:value="-0.1583844403246" calcext:value-type="float">
            <text:p>-0,158384440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63] * 3.14159265359" office:value-type="float" office:value="1.9163715186899" calcext:value-type="float">
            <text:p>1,9163715187</text:p>
          </table:table-cell>
          <table:table-cell table:formula="of:=[.A63]-0.5" office:value-type="float" office:value="0.11" calcext:value-type="float">
            <text:p>0,11</text:p>
          </table:table-cell>
          <table:table-cell table:formula="of:=(1-SIN([.B63] ))/COS([.B63])" office:value-type="float" office:value="-0.17452793889443" calcext:value-type="float">
            <text:p>-0,1745279389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64] * 3.14159265359" office:value-type="float" office:value="1.9477874452258" calcext:value-type="float">
            <text:p>1,9477874452</text:p>
          </table:table-cell>
          <table:table-cell table:formula="of:=[.A64]-0.5" office:value-type="float" office:value="0.12" calcext:value-type="float">
            <text:p>0,12</text:p>
          </table:table-cell>
          <table:table-cell table:formula="of:=(1-SIN([.B64] ))/COS([.B64])" office:value-type="float" office:value="-0.190760202218633" calcext:value-type="float">
            <text:p>-0,1907602022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65] * 3.14159265359" office:value-type="float" office:value="1.9792033717617" calcext:value-type="float">
            <text:p>1,9792033718</text:p>
          </table:table-cell>
          <table:table-cell table:formula="of:=[.A65]-0.5" office:value-type="float" office:value="0.13" calcext:value-type="float">
            <text:p>0,13</text:p>
          </table:table-cell>
          <table:table-cell table:formula="of:=(1-SIN([.B65] ))/COS([.B65])" office:value-type="float" office:value="-0.207090044428007" calcext:value-type="float">
            <text:p>-0,2070900444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A66] * 3.14159265359" office:value-type="float" office:value="2.0106192982976" calcext:value-type="float">
            <text:p>2,0106192983</text:p>
          </table:table-cell>
          <table:table-cell table:formula="of:=[.A66]-0.5" office:value-type="float" office:value="0.14" calcext:value-type="float">
            <text:p>0,14</text:p>
          </table:table-cell>
          <table:table-cell table:formula="of:=(1-SIN([.B66] ))/COS([.B66])" office:value-type="float" office:value="-0.223526482897218" calcext:value-type="float">
            <text:p>-0,223526482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67] * 3.14159265359" office:value-type="float" office:value="2.0420352248335" calcext:value-type="float">
            <text:p>2,0420352248</text:p>
          </table:table-cell>
          <table:table-cell table:formula="of:=[.A67]-0.5" office:value-type="float" office:value="0.15" calcext:value-type="float">
            <text:p>0,15</text:p>
          </table:table-cell>
          <table:table-cell table:formula="of:=(1-SIN([.B67] ))/COS([.B67])" office:value-type="float" office:value="-0.240078759080187" calcext:value-type="float">
            <text:p>-0,2400787591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A68] * 3.14159265359" office:value-type="float" office:value="2.0734511513694" calcext:value-type="float">
            <text:p>2,0734511514</text:p>
          </table:table-cell>
          <table:table-cell table:formula="of:=[.A68]-0.5" office:value-type="float" office:value="0.16" calcext:value-type="float">
            <text:p>0,16</text:p>
          </table:table-cell>
          <table:table-cell table:formula="of:=(1-SIN([.B68] ))/COS([.B68])" office:value-type="float" office:value="-0.256756360367799" calcext:value-type="float">
            <text:p>-0,2567563604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69] * 3.14159265359" office:value-type="float" office:value="2.1048670779053" calcext:value-type="float">
            <text:p>2,1048670779</text:p>
          </table:table-cell>
          <table:table-cell table:formula="of:=[.A69]-0.5" office:value-type="float" office:value="0.17" calcext:value-type="float">
            <text:p>0,17</text:p>
          </table:table-cell>
          <table:table-cell table:formula="of:=(1-SIN([.B69] ))/COS([.B69])" office:value-type="float" office:value="-0.273569043082312" calcext:value-type="float">
            <text:p>-0,2735690431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70] * 3.14159265359" office:value-type="float" office:value="2.1362830044412" calcext:value-type="float">
            <text:p>2,1362830044</text:p>
          </table:table-cell>
          <table:table-cell table:formula="of:=[.A70]-0.5" office:value-type="float" office:value="0.18" calcext:value-type="float">
            <text:p>0,18</text:p>
          </table:table-cell>
          <table:table-cell table:formula="of:=(1-SIN([.B70] ))/COS([.B70])" office:value-type="float" office:value="-0.290526856731993" calcext:value-type="float">
            <text:p>-0,290526856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formula="of:=[.A71] * 3.14159265359" office:value-type="float" office:value="2.1676989309771" calcext:value-type="float">
            <text:p>2,167698931</text:p>
          </table:table-cell>
          <table:table-cell table:formula="of:=[.A71]-0.5" office:value-type="float" office:value="0.19" calcext:value-type="float">
            <text:p>0,19</text:p>
          </table:table-cell>
          <table:table-cell table:formula="of:=(1-SIN([.B71] ))/COS([.B71])" office:value-type="float" office:value="-0.307640169659977" calcext:value-type="float">
            <text:p>-0,307640169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72] * 3.14159265359" office:value-type="float" office:value="2.199114857513" calcext:value-type="float">
            <text:p>2,1991148575</text:p>
          </table:table-cell>
          <table:table-cell table:formula="of:=[.A72]-0.5" office:value-type="float" office:value="0.2" calcext:value-type="float">
            <text:p>0,2</text:p>
          </table:table-cell>
          <table:table-cell table:formula="of:=(1-SIN([.B72] ))/COS([.B72])" office:value-type="float" office:value="-0.324919696232987" calcext:value-type="float">
            <text:p>-0,324919696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73] * 3.14159265359" office:value-type="float" office:value="2.2305307840489" calcext:value-type="float">
            <text:p>2,230530784</text:p>
          </table:table-cell>
          <table:table-cell table:formula="of:=[.A73]-0.5" office:value-type="float" office:value="0.21" calcext:value-type="float">
            <text:p>0,21</text:p>
          </table:table-cell>
          <table:table-cell table:formula="of:=(1-SIN([.B73] ))/COS([.B73])" office:value-type="float" office:value="-0.342376525728765" calcext:value-type="float">
            <text:p>-0,342376525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74] * 3.14159265359" office:value-type="float" office:value="2.2619467105848" calcext:value-type="float">
            <text:p>2,2619467106</text:p>
          </table:table-cell>
          <table:table-cell table:formula="of:=[.A74]-0.5" office:value-type="float" office:value="0.22" calcext:value-type="float">
            <text:p>0,22</text:p>
          </table:table-cell>
          <table:table-cell table:formula="of:=(1-SIN([.B74] ))/COS([.B74])" office:value-type="float" office:value="-0.360022153095841" calcext:value-type="float">
            <text:p>-0,3600221531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75] * 3.14159265359" office:value-type="float" office:value="2.2933626371207" calcext:value-type="float">
            <text:p>2,2933626371</text:p>
          </table:table-cell>
          <table:table-cell table:formula="of:=[.A75]-0.5" office:value-type="float" office:value="0.23" calcext:value-type="float">
            <text:p>0,23</text:p>
          </table:table-cell>
          <table:table-cell table:formula="of:=(1-SIN([.B75] ))/COS([.B75])" office:value-type="float" office:value="-0.377868511775907" calcext:value-type="float">
            <text:p>-0,377868511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76] * 3.14159265359" office:value-type="float" office:value="2.3247785636566" calcext:value-type="float">
            <text:p>2,3247785637</text:p>
          </table:table-cell>
          <table:table-cell table:formula="of:=[.A76]-0.5" office:value-type="float" office:value="0.24" calcext:value-type="float">
            <text:p>0,24</text:p>
          </table:table-cell>
          <table:table-cell table:formula="of:=(1-SIN([.B76] ))/COS([.B76])" office:value-type="float" office:value="-0.39592800879781" calcext:value-type="float">
            <text:p>-0,395928008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77] * 3.14159265359" office:value-type="float" office:value="2.3561944901925" calcext:value-type="float">
            <text:p>2,3561944902</text:p>
          </table:table-cell>
          <table:table-cell table:formula="of:=[.A77]-0.5" office:value-type="float" office:value="0.25" calcext:value-type="float">
            <text:p>0,25</text:p>
          </table:table-cell>
          <table:table-cell table:formula="of:=(1-SIN([.B77] ))/COS([.B77])" office:value-type="float" office:value="-0.414213562373186" calcext:value-type="float">
            <text:p>-0,414213562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A78] * 3.14159265359" office:value-type="float" office:value="2.3876104167284" calcext:value-type="float">
            <text:p>2,3876104167</text:p>
          </table:table-cell>
          <table:table-cell table:formula="of:=[.A78]-0.5" office:value-type="float" office:value="0.26" calcext:value-type="float">
            <text:p>0,26</text:p>
          </table:table-cell>
          <table:table-cell table:formula="of:=(1-SIN([.B78] ))/COS([.B78])" office:value-type="float" office:value="-0.432738642247519" calcext:value-type="float">
            <text:p>-0,4327386422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79] * 3.14159265359" office:value-type="float" office:value="2.4190263432643" calcext:value-type="float">
            <text:p>2,4190263433</text:p>
          </table:table-cell>
          <table:table-cell table:formula="of:=[.A79]-0.5" office:value-type="float" office:value="0.27" calcext:value-type="float">
            <text:p>0,27</text:p>
          </table:table-cell>
          <table:table-cell table:formula="of:=(1-SIN([.B79] ))/COS([.B79])" office:value-type="float" office:value="-0.451517313087079" calcext:value-type="float">
            <text:p>-0,4515173131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A80] * 3.14159265359" office:value-type="float" office:value="2.4504422698002" calcext:value-type="float">
            <text:p>2,4504422698</text:p>
          </table:table-cell>
          <table:table-cell table:formula="of:=[.A80]-0.5" office:value-type="float" office:value="0.28" calcext:value-type="float">
            <text:p>0,28</text:p>
          </table:table-cell>
          <table:table-cell table:formula="of:=(1-SIN([.B80] ))/COS([.B80])" office:value-type="float" office:value="-0.47056428121235" calcext:value-type="float">
            <text:p>-0,4705642812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81] * 3.14159265359" office:value-type="float" office:value="2.4818581963361" calcext:value-type="float">
            <text:p>2,4818581963</text:p>
          </table:table-cell>
          <table:table-cell table:formula="of:=[.A81]-0.5" office:value-type="float" office:value="0.29" calcext:value-type="float">
            <text:p>0,29</text:p>
          </table:table-cell>
          <table:table-cell table:formula="of:=(1-SIN([.B81] ))/COS([.B81])" office:value-type="float" office:value="-0.489894945022578" calcext:value-type="float">
            <text:p>-0,4898949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82] * 3.14159265359" office:value-type="float" office:value="2.513274122872" calcext:value-type="float">
            <text:p>2,5132741229</text:p>
          </table:table-cell>
          <table:table-cell table:formula="of:=[.A82]-0.5" office:value-type="float" office:value="0.3" calcext:value-type="float">
            <text:p>0,3</text:p>
          </table:table-cell>
          <table:table-cell table:formula="of:=(1-SIN([.B82] ))/COS([.B82])" office:value-type="float" office:value="-0.509525449494533" calcext:value-type="float">
            <text:p>-0,5095254495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formula="of:=[.A83] * 3.14159265359" office:value-type="float" office:value="2.5446900494079" calcext:value-type="float">
            <text:p>2,5446900494</text:p>
          </table:table-cell>
          <table:table-cell table:formula="of:=[.A83]-0.5" office:value-type="float" office:value="0.31" calcext:value-type="float">
            <text:p>0,31</text:p>
          </table:table-cell>
          <table:table-cell table:formula="of:=(1-SIN([.B83] ))/COS([.B83])" office:value-type="float" office:value="-0.529472745182122" calcext:value-type="float">
            <text:p>-0,5294727452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A84] * 3.14159265359" office:value-type="float" office:value="2.5761059759438" calcext:value-type="float">
            <text:p>2,5761059759</text:p>
          </table:table-cell>
          <table:table-cell table:formula="of:=[.A84]-0.5" office:value-type="float" office:value="0.32" calcext:value-type="float">
            <text:p>0,32</text:p>
          </table:table-cell>
          <table:table-cell table:formula="of:=(1-SIN([.B84] ))/COS([.B84])" office:value-type="float" office:value="-0.54975465219288" calcext:value-type="float">
            <text:p>-0,549754652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85] * 3.14159265359" office:value-type="float" office:value="2.6075219024797" calcext:value-type="float">
            <text:p>2,6075219025</text:p>
          </table:table-cell>
          <table:table-cell table:formula="of:=[.A85]-0.5" office:value-type="float" office:value="0.33" calcext:value-type="float">
            <text:p>0,33</text:p>
          </table:table-cell>
          <table:table-cell table:formula="of:=(1-SIN([.B85] ))/COS([.B85])" office:value-type="float" office:value="-0.570389929673409" calcext:value-type="float">
            <text:p>-0,5703899297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A86] * 3.14159265359" office:value-type="float" office:value="2.6389378290156" calcext:value-type="float">
            <text:p>2,638937829</text:p>
          </table:table-cell>
          <table:table-cell table:formula="of:=[.A86]-0.5" office:value-type="float" office:value="0.34" calcext:value-type="float">
            <text:p>0,34</text:p>
          </table:table-cell>
          <table:table-cell table:formula="of:=(1-SIN([.B86] ))/COS([.B86])" office:value-type="float" office:value="-0.591398351399588" calcext:value-type="float">
            <text:p>-0,591398351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A87] * 3.14159265359" office:value-type="float" office:value="2.6703537555515" calcext:value-type="float">
            <text:p>2,6703537556</text:p>
          </table:table-cell>
          <table:table-cell table:formula="of:=[.A87]-0.5" office:value-type="float" office:value="0.35" calcext:value-type="float">
            <text:p>0,35</text:p>
          </table:table-cell>
          <table:table-cell table:formula="of:=(1-SIN([.B87] ))/COS([.B87])" office:value-type="float" office:value="-0.612800788140053" calcext:value-type="float">
            <text:p>-0,6128007881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A88] * 3.14159265359" office:value-type="float" office:value="2.7017696820874" calcext:value-type="float">
            <text:p>2,7017696821</text:p>
          </table:table-cell>
          <table:table-cell table:formula="of:=[.A88]-0.5" office:value-type="float" office:value="0.36" calcext:value-type="float">
            <text:p>0,36</text:p>
          </table:table-cell>
          <table:table-cell table:formula="of:=(1-SIN([.B88] ))/COS([.B88])" office:value-type="float" office:value="-0.634619297544273" calcext:value-type="float">
            <text:p>-0,6346192975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formula="of:=[.A89] * 3.14159265359" office:value-type="float" office:value="2.7331856086233" calcext:value-type="float">
            <text:p>2,7331856086</text:p>
          </table:table-cell>
          <table:table-cell table:formula="of:=[.A89]-0.5" office:value-type="float" office:value="0.37" calcext:value-type="float">
            <text:p>0,37</text:p>
          </table:table-cell>
          <table:table-cell table:formula="of:=(1-SIN([.B89] ))/COS([.B89])" office:value-type="float" office:value="-0.656877222401408" calcext:value-type="float">
            <text:p>-0,6568772224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A90] * 3.14159265359" office:value-type="float" office:value="2.7646015351592" calcext:value-type="float">
            <text:p>2,7646015352</text:p>
          </table:table-cell>
          <table:table-cell table:formula="of:=[.A90]-0.5" office:value-type="float" office:value="0.38" calcext:value-type="float">
            <text:p>0,38</text:p>
          </table:table-cell>
          <table:table-cell table:formula="of:=(1-SIN([.B90] ))/COS([.B90])" office:value-type="float" office:value="-0.679599298224659" calcext:value-type="float">
            <text:p>-0,6795992982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91] * 3.14159265359" office:value-type="float" office:value="2.7960174616951" calcext:value-type="float">
            <text:p>2,7960174617</text:p>
          </table:table-cell>
          <table:table-cell table:formula="of:=[.A91]-0.5" office:value-type="float" office:value="0.39" calcext:value-type="float">
            <text:p>0,39</text:p>
          </table:table-cell>
          <table:table-cell table:formula="of:=(1-SIN([.B91] ))/COS([.B91])" office:value-type="float" office:value="-0.702811771240495" calcext:value-type="float">
            <text:p>-0,702811771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92] * 3.14159265359" office:value-type="float" office:value="2.827433388231" calcext:value-type="float">
            <text:p>2,8274333882</text:p>
          </table:table-cell>
          <table:table-cell table:formula="of:=[.A92]-0.5" office:value-type="float" office:value="0.4" calcext:value-type="float">
            <text:p>0,4</text:p>
          </table:table-cell>
          <table:table-cell table:formula="of:=(1-SIN([.B92] ))/COS([.B92])" office:value-type="float" office:value="-0.726542528005503" calcext:value-type="float">
            <text:p>-0,726542528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93] * 3.14159265359" office:value-type="float" office:value="2.8588493147669" calcext:value-type="float">
            <text:p>2,8588493148</text:p>
          </table:table-cell>
          <table:table-cell table:formula="of:=[.A93]-0.5" office:value-type="float" office:value="0.41" calcext:value-type="float">
            <text:p>0,41</text:p>
          </table:table-cell>
          <table:table-cell table:formula="of:=(1-SIN([.B93] ))/COS([.B93])" office:value-type="float" office:value="-0.750821238038912" calcext:value-type="float">
            <text:p>-0,750821238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A94] * 3.14159265359" office:value-type="float" office:value="2.8902652413028" calcext:value-type="float">
            <text:p>2,8902652413</text:p>
          </table:table-cell>
          <table:table-cell table:formula="of:=[.A94]-0.5" office:value-type="float" office:value="0.42" calcext:value-type="float">
            <text:p>0,42</text:p>
          </table:table-cell>
          <table:table-cell table:formula="of:=(1-SIN([.B94] ))/COS([.B94])" office:value-type="float" office:value="-0.775679511049766" calcext:value-type="float">
            <text:p>-0,77567951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formula="of:=[.A95] * 3.14159265359" office:value-type="float" office:value="2.9216811678387" calcext:value-type="float">
            <text:p>2,9216811678</text:p>
          </table:table-cell>
          <table:table-cell table:formula="of:=[.A95]-0.5" office:value-type="float" office:value="0.43" calcext:value-type="float">
            <text:p>0,43</text:p>
          </table:table-cell>
          <table:table-cell table:formula="of:=(1-SIN([.B95] ))/COS([.B95])" office:value-type="float" office:value="-0.801151070558909" calcext:value-type="float">
            <text:p>-0,80115107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A96] * 3.14159265359" office:value-type="float" office:value="2.9530970943746" calcext:value-type="float">
            <text:p>2,9530970944</text:p>
          </table:table-cell>
          <table:table-cell table:formula="of:=[.A96]-0.5" office:value-type="float" office:value="0.44" calcext:value-type="float">
            <text:p>0,44</text:p>
          </table:table-cell>
          <table:table-cell table:formula="of:=(1-SIN([.B96] ))/COS([.B96])" office:value-type="float" office:value="-0.827271945972639" calcext:value-type="float">
            <text:p>-0,82727194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A97] * 3.14159265359" office:value-type="float" office:value="2.9845130209105" calcext:value-type="float">
            <text:p>2,9845130209</text:p>
          </table:table-cell>
          <table:table-cell table:formula="of:=[.A97]-0.5" office:value-type="float" office:value="0.45" calcext:value-type="float">
            <text:p>0,45</text:p>
          </table:table-cell>
          <table:table-cell table:formula="of:=(1-SIN([.B97] ))/COS([.B97])" office:value-type="float" office:value="-0.854080685463637" calcext:value-type="float">
            <text:p>-0,854080685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A98] * 3.14159265359" office:value-type="float" office:value="3.0159289474464" calcext:value-type="float">
            <text:p>3,0159289474</text:p>
          </table:table-cell>
          <table:table-cell table:formula="of:=[.A98]-0.5" office:value-type="float" office:value="0.46" calcext:value-type="float">
            <text:p>0,46</text:p>
          </table:table-cell>
          <table:table-cell table:formula="of:=(1-SIN([.B98] ))/COS([.B98])" office:value-type="float" office:value="-0.881618592363366" calcext:value-type="float">
            <text:p>-0,881618592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formula="of:=[.A99] * 3.14159265359" office:value-type="float" office:value="3.0473448739823" calcext:value-type="float">
            <text:p>3,047344874</text:p>
          </table:table-cell>
          <table:table-cell table:formula="of:=[.A99]-0.5" office:value-type="float" office:value="0.47" calcext:value-type="float">
            <text:p>0,47</text:p>
          </table:table-cell>
          <table:table-cell table:formula="of:=(1-SIN([.B99] ))/COS([.B99])" office:value-type="float" office:value="-0.909929988177921" calcext:value-type="float">
            <text:p>-0,9099299882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A100] * 3.14159265359" office:value-type="float" office:value="3.0787608005182" calcext:value-type="float">
            <text:p>3,0787608005</text:p>
          </table:table-cell>
          <table:table-cell table:formula="of:=[.A100]-0.5" office:value-type="float" office:value="0.48" calcext:value-type="float">
            <text:p>0,48</text:p>
          </table:table-cell>
          <table:table-cell table:formula="of:=(1-SIN([.B100] ))/COS([.B100])" office:value-type="float" office:value="-0.939062505817683" calcext:value-type="float">
            <text:p>-0,9390625058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formula="of:=[.A101] * 3.14159265359" office:value-type="float" office:value="3.1101767270541" calcext:value-type="float">
            <text:p>3,1101767271</text:p>
          </table:table-cell>
          <table:table-cell table:formula="of:=[.A101]-0.5" office:value-type="float" office:value="0.49" calcext:value-type="float">
            <text:p>0,49</text:p>
          </table:table-cell>
          <table:table-cell table:formula="of:=(1-SIN([.B101] ))/COS([.B101])" office:value-type="float" office:value="-0.969067417193992" calcext:value-type="float">
            <text:p>-0,9690674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] * 3.14159265359" office:value-type="float" office:value="3.14159265359" calcext:value-type="float">
            <text:p>3,1415926536</text:p>
          </table:table-cell>
          <table:table-cell table:formula="of:=[.A102]-0.5" office:value-type="float" office:value="0.5" calcext:value-type="float">
            <text:p>0,5</text:p>
          </table:table-cell>
          <table:table-cell table:formula="of:=(1-SIN([.B102] ))/COS([.B102])" office:value-type="float" office:value="-1.0000000000002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5:21:01.639578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9:43:43.761327277</meta:creation-date>
    <dc:date>2016-10-19T15:58:08.685370955</dc:date>
    <meta:editing-duration>PT23M55S</meta:editing-duration>
    <meta:editing-cycles>5</meta:editing-cycles>
    <meta:generator>LibreOffice/5.1.4.2$Linux_X86_64 LibreOffice_project/10m0$Build-2</meta:generator>
    <meta:document-statistic meta:table-count="1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3cm" svg:height="18.515cm" xlink:href=".." xlink:type="simple" chart:class="chart:scatter" chart:style-name="ch1">
        <chart:legend chart:legend-position="end" svg:x="15.399cm" svg:y="8.709cm" style:legend-expansion="high" chart:style-name="ch2"/>
        <chart:plot-area chart:style-name="ch3" table:cell-range-address="Feuille1.C2:Feuille1.D102" svg:x="0.403cm" svg:y="0.37cm" svg:width="14.593cm" svg:height="17.775cm">
          <chartooo:coordinate-region svg:x="0.694cm" svg:y="0.569cm" svg:width="14.062cm" svg:height="17.3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102" chart:class="chart:scatter">
            <chart:domain table:cell-range-address="Feuille1.C2:Feuille1.C102"/>
            <chart:regression-curve chart:style-name="ch7">
              <chart:equation chart:display-equation="true" chart:display-r-square="true" svg:x="0cm" svg:y="1.072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Feuille1.C2:Feuille1.C102</svg:desc>
                </draw:g>
              </table:table-cell>
              <table:table-cell office:value-type="float" office:value="1">
                <text:p>1</text:p>
                <draw:g>
                  <svg:desc>Feuille1.D2:Feuille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9">
                <text:p>-0.49</text:p>
              </table:table-cell>
              <table:table-cell office:value-type="float" office:value="0.969067417193791">
                <text:p>0.969067417193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8">
                <text:p>-0.48</text:p>
              </table:table-cell>
              <table:table-cell office:value-type="float" office:value="0.939062505817489">
                <text:p>0.93906250581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7">
                <text:p>-0.47</text:p>
              </table:table-cell>
              <table:table-cell office:value-type="float" office:value="0.909929988177732">
                <text:p>0.909929988177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6">
                <text:p>-0.46</text:p>
              </table:table-cell>
              <table:table-cell office:value-type="float" office:value="0.881618592363182">
                <text:p>0.881618592363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.854080685463458">
                <text:p>0.854080685463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4">
                <text:p>-0.44</text:p>
              </table:table-cell>
              <table:table-cell office:value-type="float" office:value="0.827271945972465">
                <text:p>0.827271945972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3">
                <text:p>-0.43</text:p>
              </table:table-cell>
              <table:table-cell office:value-type="float" office:value="0.801151070558739">
                <text:p>0.801151070558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2">
                <text:p>-0.42</text:p>
              </table:table-cell>
              <table:table-cell office:value-type="float" office:value="0.7756795110496">
                <text:p>0.7756795110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1">
                <text:p>-0.41</text:p>
              </table:table-cell>
              <table:table-cell office:value-type="float" office:value="0.75082123803875">
                <text:p>0.75082123803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">
                <text:p>-0.4</text:p>
              </table:table-cell>
              <table:table-cell office:value-type="float" office:value="0.726542528005345">
                <text:p>0.726542528005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">
                <text:p>-0.39</text:p>
              </table:table-cell>
              <table:table-cell office:value-type="float" office:value="0.70281177124034">
                <text:p>0.70281177124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8">
                <text:p>-0.38</text:p>
              </table:table-cell>
              <table:table-cell office:value-type="float" office:value="0.679599298224508">
                <text:p>0.67959929822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7">
                <text:p>-0.37</text:p>
              </table:table-cell>
              <table:table-cell office:value-type="float" office:value="0.65687722240126">
                <text:p>0.65687722240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6">
                <text:p>-0.36</text:p>
              </table:table-cell>
              <table:table-cell office:value-type="float" office:value="0.634619297544128">
                <text:p>0.634619297544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5">
                <text:p>-0.35</text:p>
              </table:table-cell>
              <table:table-cell office:value-type="float" office:value="0.612800788139911">
                <text:p>0.612800788139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4">
                <text:p>-0.34</text:p>
              </table:table-cell>
              <table:table-cell office:value-type="float" office:value="0.591398351399449">
                <text:p>0.591398351399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3">
                <text:p>-0.33</text:p>
              </table:table-cell>
              <table:table-cell office:value-type="float" office:value="0.570389929673272">
                <text:p>0.570389929673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">
                <text:p>-0.32</text:p>
              </table:table-cell>
              <table:table-cell office:value-type="float" office:value="0.549754652192746">
                <text:p>0.549754652192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1">
                <text:p>-0.31</text:p>
              </table:table-cell>
              <table:table-cell office:value-type="float" office:value="0.529472745181989">
                <text:p>0.529472745181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">
                <text:p>-0.3</text:p>
              </table:table-cell>
              <table:table-cell office:value-type="float" office:value="0.509525449494403">
                <text:p>0.509525449494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9">
                <text:p>-0.29</text:p>
              </table:table-cell>
              <table:table-cell office:value-type="float" office:value="0.48989494502245">
                <text:p>0.48989494502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8">
                <text:p>-0.28</text:p>
              </table:table-cell>
              <table:table-cell office:value-type="float" office:value="0.470564281212224">
                <text:p>0.470564281212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7">
                <text:p>-0.27</text:p>
              </table:table-cell>
              <table:table-cell office:value-type="float" office:value="0.451517313086955">
                <text:p>0.451517313086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6">
                <text:p>-0.26</text:p>
              </table:table-cell>
              <table:table-cell office:value-type="float" office:value="0.432738642247396">
                <text:p>0.432738642247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0.414213562373065">
                <text:p>0.414213562373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4">
                <text:p>-0.24</text:p>
              </table:table-cell>
              <table:table-cell office:value-type="float" office:value="0.39592800879769">
                <text:p>0.39592800879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3">
                <text:p>-0.23</text:p>
              </table:table-cell>
              <table:table-cell office:value-type="float" office:value="0.377868511775789">
                <text:p>0.377868511775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2">
                <text:p>-0.22</text:p>
              </table:table-cell>
              <table:table-cell office:value-type="float" office:value="0.360022153095724">
                <text:p>0.360022153095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1">
                <text:p>-0.21</text:p>
              </table:table-cell>
              <table:table-cell office:value-type="float" office:value="0.34237652572865">
                <text:p>0.342376525728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">
                <text:p>-0.2</text:p>
              </table:table-cell>
              <table:table-cell office:value-type="float" office:value="0.324919696232872">
                <text:p>0.324919696232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9">
                <text:p>-0.19</text:p>
              </table:table-cell>
              <table:table-cell office:value-type="float" office:value="0.307640169659863">
                <text:p>0.307640169659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8">
                <text:p>-0.18</text:p>
              </table:table-cell>
              <table:table-cell office:value-type="float" office:value="0.29052685673188">
                <text:p>0.29052685673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7">
                <text:p>-0.17</text:p>
              </table:table-cell>
              <table:table-cell office:value-type="float" office:value="0.273569043082201">
                <text:p>0.273569043082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6">
                <text:p>-0.16</text:p>
              </table:table-cell>
              <table:table-cell office:value-type="float" office:value="0.256756360367689">
                <text:p>0.256756360367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5">
                <text:p>-0.15</text:p>
              </table:table-cell>
              <table:table-cell office:value-type="float" office:value="0.240078759080078">
                <text:p>0.240078759080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4">
                <text:p>-0.14</text:p>
              </table:table-cell>
              <table:table-cell office:value-type="float" office:value="0.22352648289711">
                <text:p>0.22352648289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3">
                <text:p>-0.13</text:p>
              </table:table-cell>
              <table:table-cell office:value-type="float" office:value="0.207090044427899">
                <text:p>0.207090044427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">
                <text:p>-0.12</text:p>
              </table:table-cell>
              <table:table-cell office:value-type="float" office:value="0.190760202218526">
                <text:p>0.190760202218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1">
                <text:p>-0.11</text:p>
              </table:table-cell>
              <table:table-cell office:value-type="float" office:value="0.174527938894324">
                <text:p>0.174527938894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">
                <text:p>-0.1</text:p>
              </table:table-cell>
              <table:table-cell office:value-type="float" office:value="0.158384440324494">
                <text:p>0.158384440324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9">
                <text:p>-0.09</text:p>
              </table:table-cell>
              <table:table-cell office:value-type="float" office:value="0.1423210757029">
                <text:p>0.1423210757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8">
                <text:p>-0.08</text:p>
              </table:table-cell>
              <table:table-cell office:value-type="float" office:value="0.126329378446064">
                <text:p>0.126329378446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7">
                <text:p>-0.07</text:p>
              </table:table-cell>
              <table:table-cell office:value-type="float" office:value="0.110401027815774">
                <text:p>0.110401027815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6">
                <text:p>-0.06</text:p>
              </table:table-cell>
              <table:table-cell office:value-type="float" office:value="0.0945278311792363">
                <text:p>0.09452783117923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">
                <text:p>-0.05</text:p>
              </table:table-cell>
              <table:table-cell office:value-type="float" office:value="0.0787017068245715">
                <text:p>0.0787017068245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">
                <text:p>-0.04</text:p>
              </table:table-cell>
              <table:table-cell office:value-type="float" office:value="0.062914667253602">
                <text:p>0.062914667253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">
                <text:p>-0.03</text:p>
              </table:table-cell>
              <table:table-cell office:value-type="float" office:value="0.0471588028774313">
                <text:p>0.0471588028774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">
                <text:p>-0.02</text:p>
              </table:table-cell>
              <table:table-cell office:value-type="float" office:value="0.0314262660433018">
                <text:p>0.0314262660433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">
                <text:p>-0.01</text:p>
              </table:table-cell>
              <table:table-cell office:value-type="float" office:value="0.0157092553236153">
                <text:p>0.0157092553236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">
                <text:p>0.01</text:p>
              </table:table-cell>
              <table:table-cell office:value-type="float" office:value="-0.0157092553237169">
                <text:p>-0.01570925532371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-0.0314262660434054">
                <text:p>-0.0314262660434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">
                <text:p>0.03</text:p>
              </table:table-cell>
              <table:table-cell office:value-type="float" office:value="-0.0471588028775356">
                <text:p>-0.0471588028775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">
                <text:p>0.04</text:p>
              </table:table-cell>
              <table:table-cell office:value-type="float" office:value="-0.0629146672537062">
                <text:p>-0.0629146672537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">
                <text:p>0.05</text:p>
              </table:table-cell>
              <table:table-cell office:value-type="float" office:value="-0.0787017068246759">
                <text:p>-0.0787017068246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-0.0945278311793406">
                <text:p>-0.0945278311793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-0.110401027815879">
                <text:p>-0.110401027815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">
                <text:p>0.08</text:p>
              </table:table-cell>
              <table:table-cell office:value-type="float" office:value="-0.126329378446169">
                <text:p>-0.126329378446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">
                <text:p>0.09</text:p>
              </table:table-cell>
              <table:table-cell office:value-type="float" office:value="-0.142321075703005">
                <text:p>-0.142321075703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">
                <text:p>0.1</text:p>
              </table:table-cell>
              <table:table-cell office:value-type="float" office:value="-0.1583844403246">
                <text:p>-0.1583844403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">
                <text:p>0.11</text:p>
              </table:table-cell>
              <table:table-cell office:value-type="float" office:value="-0.17452793889443">
                <text:p>-0.174527938894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">
                <text:p>0.12</text:p>
              </table:table-cell>
              <table:table-cell office:value-type="float" office:value="-0.190760202218633">
                <text:p>-0.190760202218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">
                <text:p>0.13</text:p>
              </table:table-cell>
              <table:table-cell office:value-type="float" office:value="-0.207090044428007">
                <text:p>-0.207090044428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">
                <text:p>0.14</text:p>
              </table:table-cell>
              <table:table-cell office:value-type="float" office:value="-0.223526482897218">
                <text:p>-0.2235264828972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">
                <text:p>0.15</text:p>
              </table:table-cell>
              <table:table-cell office:value-type="float" office:value="-0.240078759080187">
                <text:p>-0.240078759080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">
                <text:p>0.16</text:p>
              </table:table-cell>
              <table:table-cell office:value-type="float" office:value="-0.256756360367799">
                <text:p>-0.256756360367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">
                <text:p>0.17</text:p>
              </table:table-cell>
              <table:table-cell office:value-type="float" office:value="-0.273569043082312">
                <text:p>-0.273569043082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">
                <text:p>0.18</text:p>
              </table:table-cell>
              <table:table-cell office:value-type="float" office:value="-0.290526856731993">
                <text:p>-0.290526856731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">
                <text:p>0.19</text:p>
              </table:table-cell>
              <table:table-cell office:value-type="float" office:value="-0.307640169659977">
                <text:p>-0.307640169659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">
                <text:p>0.2</text:p>
              </table:table-cell>
              <table:table-cell office:value-type="float" office:value="-0.324919696232987">
                <text:p>-0.324919696232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">
                <text:p>0.21</text:p>
              </table:table-cell>
              <table:table-cell office:value-type="float" office:value="-0.342376525728765">
                <text:p>-0.342376525728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">
                <text:p>0.22</text:p>
              </table:table-cell>
              <table:table-cell office:value-type="float" office:value="-0.360022153095841">
                <text:p>-0.360022153095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">
                <text:p>0.23</text:p>
              </table:table-cell>
              <table:table-cell office:value-type="float" office:value="-0.377868511775907">
                <text:p>-0.377868511775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">
                <text:p>0.24</text:p>
              </table:table-cell>
              <table:table-cell office:value-type="float" office:value="-0.39592800879781">
                <text:p>-0.39592800879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">
                <text:p>0.25</text:p>
              </table:table-cell>
              <table:table-cell office:value-type="float" office:value="-0.414213562373186">
                <text:p>-0.41421356237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">
                <text:p>0.26</text:p>
              </table:table-cell>
              <table:table-cell office:value-type="float" office:value="-0.432738642247519">
                <text:p>-0.432738642247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-0.451517313087079">
                <text:p>-0.451517313087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">
                <text:p>0.28</text:p>
              </table:table-cell>
              <table:table-cell office:value-type="float" office:value="-0.47056428121235">
                <text:p>-0.47056428121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">
                <text:p>0.29</text:p>
              </table:table-cell>
              <table:table-cell office:value-type="float" office:value="-0.489894945022578">
                <text:p>-0.489894945022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">
                <text:p>0.3</text:p>
              </table:table-cell>
              <table:table-cell office:value-type="float" office:value="-0.509525449494533">
                <text:p>-0.509525449494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">
                <text:p>0.31</text:p>
              </table:table-cell>
              <table:table-cell office:value-type="float" office:value="-0.529472745182122">
                <text:p>-0.529472745182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">
                <text:p>0.32</text:p>
              </table:table-cell>
              <table:table-cell office:value-type="float" office:value="-0.54975465219288">
                <text:p>-0.54975465219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">
                <text:p>0.33</text:p>
              </table:table-cell>
              <table:table-cell office:value-type="float" office:value="-0.570389929673409">
                <text:p>-0.5703899296734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">
                <text:p>0.34</text:p>
              </table:table-cell>
              <table:table-cell office:value-type="float" office:value="-0.591398351399588">
                <text:p>-0.591398351399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">
                <text:p>0.35</text:p>
              </table:table-cell>
              <table:table-cell office:value-type="float" office:value="-0.612800788140053">
                <text:p>-0.612800788140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">
                <text:p>0.36</text:p>
              </table:table-cell>
              <table:table-cell office:value-type="float" office:value="-0.634619297544273">
                <text:p>-0.634619297544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">
                <text:p>0.37</text:p>
              </table:table-cell>
              <table:table-cell office:value-type="float" office:value="-0.656877222401408">
                <text:p>-0.656877222401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">
                <text:p>0.38</text:p>
              </table:table-cell>
              <table:table-cell office:value-type="float" office:value="-0.679599298224659">
                <text:p>-0.6795992982246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">
                <text:p>0.39</text:p>
              </table:table-cell>
              <table:table-cell office:value-type="float" office:value="-0.702811771240495">
                <text:p>-0.702811771240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">
                <text:p>0.4</text:p>
              </table:table-cell>
              <table:table-cell office:value-type="float" office:value="-0.726542528005503">
                <text:p>-0.7265425280055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">
                <text:p>0.41</text:p>
              </table:table-cell>
              <table:table-cell office:value-type="float" office:value="-0.750821238038912">
                <text:p>-0.750821238038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">
                <text:p>0.42</text:p>
              </table:table-cell>
              <table:table-cell office:value-type="float" office:value="-0.775679511049766">
                <text:p>-0.775679511049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">
                <text:p>0.43</text:p>
              </table:table-cell>
              <table:table-cell office:value-type="float" office:value="-0.801151070558909">
                <text:p>-0.801151070558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">
                <text:p>0.44</text:p>
              </table:table-cell>
              <table:table-cell office:value-type="float" office:value="-0.827271945972639">
                <text:p>-0.827271945972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5">
                <text:p>0.45</text:p>
              </table:table-cell>
              <table:table-cell office:value-type="float" office:value="-0.854080685463637">
                <text:p>-0.854080685463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6">
                <text:p>0.46</text:p>
              </table:table-cell>
              <table:table-cell office:value-type="float" office:value="-0.881618592363366">
                <text:p>-0.881618592363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">
                <text:p>0.47</text:p>
              </table:table-cell>
              <table:table-cell office:value-type="float" office:value="-0.909929988177921">
                <text:p>-0.9099299881779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">
                <text:p>0.48</text:p>
              </table:table-cell>
              <table:table-cell office:value-type="float" office:value="-0.939062505817683">
                <text:p>-0.9390625058176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">
                <text:p>0.49</text:p>
              </table:table-cell>
              <table:table-cell office:value-type="float" office:value="-0.969067417193992">
                <text:p>-0.969067417193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-1.00000000000021">
                <text:p>-1.0000000000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